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anks, It doesn't necessarily need to be 100% optimized, it works well enough for my taste at the moment. What I am planning to do now is create a user interface specifically to help with my coding projects, the project I gave you has some of the functionality set up already, we can use it as a base and change it as needed. What I was thinking is we summarize each code file within project folder, focusing on describing accurately what the inputs and outputs of each function are. We can also perhaps have a higher level summary of the purpose each code file and how the interact with each other. All these summaries are stored in a database and refreshed each time the user starts a new conversation, in other words new summaries are generated to reflect the new state of the whole application. We also need some way to parse the code files themselves into functions and then store all the functions in the database so that they can be retrieved if the language model needs to examine them in more detail to change them. These also update each time the user changes particular functions, creates new ones or deletes ones. We may also have some way of entering a system prompt that gives an overall description of the what the user is trying to create with the project and perhaps an overall plan to achieve the end goal, with checkboxes that can be marked when a step is complete. There may be a separate tab for this, perhaps called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30T14:00:30.53</meta:creation-date>
    <dc:date>2024-08-08T18:10:37.85</dc:date>
    <meta:editing-duration>P3DT7H28M32S</meta:editing-duration>
    <meta:editing-cycles>2</meta:editing-cycles>
    <meta:generator>OpenOffice/4.1.12$Win32 OpenOffice.org_project/4112m1$Build-9809</meta:generator>
    <meta:document-statistic meta:table-count="0" meta:image-count="0" meta:object-count="0" meta:page-count="1" meta:paragraph-count="1" meta:word-count="263" meta:character-count="1450"/>
  </office:meta>
</office:document-meta>
</file>